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1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ariables decis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Función objetivo (maximizar)</text:p>
            <text:p>Beneficio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beneficio</text:p>
          </table:covered-table-cell>
          <table:table-cell office:value-type="float" office:value="850" calcext:value-type="float">
            <text:p>85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tric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mpo M1 &lt;= 24h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iempo M2 &lt;= 24h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XA &gt;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 &gt;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 y xB son entera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empo de máquina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6T19:55:11.853000000</meta:creation-date>
    <dc:date>2024-10-16T20:06:54.198000000</dc:date>
    <meta:editing-duration>PT32S</meta:editing-duration>
    <meta:editing-cycles>1</meta:editing-cycles>
    <meta:document-statistic meta:table-count="1" meta:cell-count="25" meta:object-count="0"/>
    <meta:generator>LibreOffice/7.3.5.2$Windows_X86_64 LibreOffice_project/184fe81b8c8c30d8b5082578aee2fed2ea847c01</meta:generator>
  </office:meta>
</office:document-meta>
</file>